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8.5cm" svg:height="11cm" svg:x="-9cm" svg:y="-0.5cm">
          <text:p text:style-name="P1">首页，活动宣传页面，点击</text:p>
          <text:p text:style-name="P1">进入板块预览页面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cm" svg:height="11cm" svg:x="6.5cm" svg:y="0cm">
          <text:p text:style-name="P1">预览所有点击率靠前的图片</text:p>
          <text:p text:style-name="P1">视频，文字，通过此页面</text:p>
          <text:p text:style-name="P1">可连接至论坛发帖，或者是</text:p>
          <text:p text:style-name="P1">查看所有发贴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cm" svg:height="11.5cm" svg:x="22cm" svg:y="-6.5cm">
          <text:p text:style-name="P1">论坛发帖页面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-0.9cm" svg:y1="3.5cm" svg:x2="6.6cm" svg:y2="3.5cm">
          <text:p/>
        </draw:line>
        <draw:line draw:style-name="gr2" draw:text-style-name="P1" draw:layer="layout" svg:x1="14.5cm" svg:y1="3cm" svg:x2="22cm" svg:y2="-0.5cm">
          <text:p/>
        </draw:line>
        <draw:custom-shape draw:style-name="gr1" draw:text-style-name="P1" draw:layer="layout" svg:width="8cm" svg:height="11.5cm" svg:x="22.5cm" svg:y="8cm">
          <text:p text:style-name="P1">论坛查看贴页面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5cm" svg:y1="8cm" svg:x2="22.5cm" svg:y2="11.5cm">
          <text:p/>
        </draw:line>
        <draw:custom-shape draw:style-name="gr1" draw:text-style-name="P1" draw:layer="layout" svg:width="7cm" svg:height="10.5cm" svg:x="-7.5cm" svg:y="20.5cm">
          <text:p text:style-name="P1">论坛管理登录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cm" svg:height="11cm" svg:x="7.5cm" svg:y="20.5cm">
          <text:p text:style-name="P1">发贴审核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-1.5cm" svg:y1="26cm" svg:x2="7.5cm" svg:y2="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18T11:09:16</meta:creation-date>
    <dc:date>2009-06-18T11:39:00</dc:date>
    <meta:editing-duration>PT00H14M34S</meta:editing-duration>
    <meta:editing-cycles>1</meta:editing-cycles>
    <meta:generator>OpenOffice.org/3.0$Linux OpenOffice.org_project/300m15$Build-9379</meta:generator>
    <meta:document-statistic meta:object-count="10"/>
    <meta:user-defined meta:name="Info 1"/>
    <meta:user-defined meta:name="Info 2"/>
    <meta:user-defined meta:name="Info 3"/>
    <meta:user-defined meta:name="Info 4"/>
  </office:meta>
</office:document-meta>
</file>